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ExporterTests.testNotRunningInBeanFactoryAndPassedBeanNameToEx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ExporterTests.testRegisterNullNotificationListen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llSomething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BeanAutodetectCapableMBeanInfoAssemblerStub.includeBean( Class &lt; ? &gt; beanClass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testSetAutodetectModeNameToAWhitespace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ExporterTests.testSetAutodetectModeNameToAn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ExporterTests.load( String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testBonaFideMBeanAndRegularBeanExporterWithAutodetec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BeanExporterTests.testAutodetectLazyM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BeanExporterTests.testNotRunningInBeanFactoryAndAutodetectionI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BeanExporterTests.testWithExpos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BeanExporterTests.testSelfN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BeanExporterTests.testIgnore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untimeExceptionThrowingConstructorBean.RuntimeExceptionThrowingConstructo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testSetAutodetectModeNameToARubbish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NotificationListener.handleNotification( Notification notification , Object han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testUserCreatedMBeanRegWithDynamic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BeanExporterTests.testWildcardCanBeUsedInNotificationListener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dBeanAutodetectCapableMBeanInfoAssemblerStub.NamedBeanAutodetectCapableMBeanInfoAssemblerStub( String ... nam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fNamingTestBean.setObjectName(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assertListener( MockMBeanExport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BeanExporterTests.testWithSupplied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MBeanExporterListener.mbeanRegistered(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Something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DetectAssembler.getMBeanInfo( Object managedResource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BeanExporterTests.testAutodetectWith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BeanExporterTests.testSetAutodetectModeToOutOfRangeNegativ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llSomething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testBonaFideMBeanExplicitlyExportedAndAutodetectionI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ckMBeanExporterListener.getUn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testMBeanIsNotUnregisteredSpuriouslyIfSomeExternalProcessHasUnregistered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BeanExporterTests.testAutodetectNoM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ExporterTests.testRegisterReplace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BeanExporterTests.testRegisterNotificationListenerForNonExistent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Something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testOnlyBonaFideMBeanIsExportedWhenAutodetectIsMBean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BeanExporterTests.testSetAutodetectModeToOutOfRangePositiv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ExporterTests.testRegisterIgnore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lfNamingTestBean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BeanExporterListener.get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testBonaFideMBeanIsNotExportedWithAutodetect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ubNotificationListener.getNotifi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Something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testIgnoreNullObjectFrom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MBeanExporterListener.mbeanUnregistered(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testBeanNameCanBeUsedInNotificationListener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BeanExporterTests.testBonaFideMBeanIsNotExportedWhenAutodetectIsTotallyTurned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BeanExporterTests.testWithMBeanExporter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BeanExporterTests.testMBeanIsUnregisteredForRuntimeExceptionDuring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perSomething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Tests.get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ExporterTests.testRegister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BeanExporterTests.testExportJdk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BeanExporterTests.testAutodetectM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